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Langenburg 3</text:p>
          </table:table-cell>
          <table:table-cell office:value-type="string">
            <text:p>A3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ryden 1</text:p>
          </table:table-cell>
          <table:table-cell office:value-type="string">
            <text:p>A3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ngenburg 2</text:p>
          </table:table-cell>
          <table:table-cell office:value-type="string">
            <text:p>A3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Frederick Hrycak</text:p>
          </table:table-cell>
          <table:table-cell office:value-type="string">
            <text:p>Langenburg 3</text:p>
          </table:table-cell>
          <table:table-cell office:value-type="string">
            <text:p>A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organ Hatt</text:p>
          </table:table-cell>
          <table:table-cell office:value-type="string">
            <text:p>Langenburg 3</text:p>
          </table:table-cell>
          <table:table-cell office:value-type="string">
            <text:p>A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lton Schnee</text:p>
          </table:table-cell>
          <table:table-cell office:value-type="string">
            <text:p>Langenburg 3</text:p>
          </table:table-cell>
          <table:table-cell office:value-type="string">
            <text:p>A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Shane Anderson</text:p>
          </table:table-cell>
          <table:table-cell office:value-type="string">
            <text:p>Langenburg 3</text:p>
          </table:table-cell>
          <table:table-cell office:value-type="string">
            <text:p>A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3</text:p>
          </table:table-cell>
          <table:table-cell office:value-type="string">
            <text:p>A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ndrew Werstler</text:p>
          </table:table-cell>
          <table:table-cell office:value-type="string">
            <text:p>Dryden 1</text:p>
          </table:table-cell>
          <table:table-cell office:value-type="string">
            <text:p>A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agan Bartel</text:p>
          </table:table-cell>
          <table:table-cell office:value-type="string">
            <text:p>Dryden 1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illiam Kriese</text:p>
          </table:table-cell>
          <table:table-cell office:value-type="string">
            <text:p>Dryden 1</text:p>
          </table:table-cell>
          <table:table-cell office:value-type="string">
            <text:p>A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ryden 1</text:p>
          </table:table-cell>
          <table:table-cell office:value-type="string">
            <text:p>A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ryden 1</text:p>
          </table:table-cell>
          <table:table-cell office:value-type="string">
            <text:p>A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iaanna Kutcher #</text:p>
          </table:table-cell>
          <table:table-cell office:value-type="string">
            <text:p>Langenburg 2</text:p>
          </table:table-cell>
          <table:table-cell office:value-type="string">
            <text:p>A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Octavia Steuert</text:p>
          </table:table-cell>
          <table:table-cell office:value-type="string">
            <text:p>Langenburg 2</text:p>
          </table:table-cell>
          <table:table-cell office:value-type="string">
            <text:p>A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ariah Jenken</text:p>
          </table:table-cell>
          <table:table-cell office:value-type="string">
            <text:p>Langenburg 2</text:p>
          </table:table-cell>
          <table:table-cell office:value-type="string">
            <text:p>A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mma Bustin</text:p>
          </table:table-cell>
          <table:table-cell office:value-type="string">
            <text:p>Langenburg 2</text:p>
          </table:table-cell>
          <table:table-cell office:value-type="string">
            <text:p>A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2</text:p>
          </table:table-cell>
          <table:table-cell office:value-type="string">
            <text:p>A3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1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10:08.47</meta:creation-date>
    <dc:date>2019-11-03T18:17:46.28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6" meta:object-count="0"/>
  </office:meta>
</office:document-meta>
</file>